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hadow="none"/>
    </style:style>
    <style:style style:name="Tableau1.A" style:family="table-column">
      <style:table-column-properties style:column-width="5.666cm" style:rel-column-width="3212*"/>
    </style:style>
    <style:style style:name="Tableau1.B" style:family="table-column">
      <style:table-column-properties style:column-width="1.416cm" style:rel-column-width="803*"/>
    </style:style>
    <style:style style:name="Tableau1.C" style:family="table-column">
      <style:table-column-properties style:column-width="2.835cm" style:rel-column-width="1607*"/>
    </style:style>
    <style:style style:name="Tableau1.F" style:family="table-column">
      <style:table-column-properties style:column-width="2.833cm" style:rel-column-width="1606*"/>
    </style:style>
    <style:style style:name="Tableau1.G" style:family="table-column">
      <style:table-column-properties style:column-width="1.418cm" style:rel-column-width="804*"/>
    </style:style>
    <style:style style:name="Tableau1.A1" style:family="table-cell">
      <style:table-cell-properties style:vertical-align="middle" fo:background-color="transparent" fo:padding="0.097cm" fo:border="1.25pt solid #000000">
        <style:background-image/>
      </style:table-cell-properties>
    </style:style>
    <style:style style:name="Tableau1.B1" style:family="table-cell">
      <style:table-cell-properties style:vertical-align="middle" fo:background-color="transparent" fo:padding="0.097cm" fo:border-left="1.25pt solid #000000" fo:border-right="none" fo:border-top="1.25pt solid #000000" fo:border-bottom="1.25pt solid #000000">
        <style:background-image/>
      </style:table-cell-properties>
    </style:style>
    <style:style style:name="Tableau1.A2" style:family="table-cell">
      <style:table-cell-properties style:vertical-align="middle" fo:background-color="#6666ff" fo:padding="0.097cm" fo:border-left="1.25pt solid #000000" fo:border-right="1pt solid #000000" fo:border-top="none" fo:border-bottom="1pt solid #000000">
        <style:background-image/>
      </style:table-cell-properties>
    </style:style>
    <style:style style:name="Tableau1.C2" style:family="table-cell">
      <style:table-cell-properties style:vertical-align="middle" fo:background-color="#3e49ae" fo:padding="0.097cm" fo:border-left="none" fo:border-right="1.25pt solid #000000" fo:border-top="none" fo:border-bottom="1pt solid #000000">
        <style:background-image/>
      </style:table-cell-properties>
    </style:style>
    <style:style style:name="Tableau1.A3" style:family="table-cell">
      <style:table-cell-properties style:vertical-align="middle" fo:background-color="transparent" fo:padding="0.097cm" fo:border-left="1.25pt solid #000000" fo:border-right="none" fo:border-top="none" fo:border-bottom="none">
        <style:background-image/>
      </style:table-cell-properties>
    </style:style>
    <style:style style:name="Tableau1.B3" style:family="table-cell">
      <style:table-cell-properties style:vertical-align="middle" fo:background-color="#323c93" fo:padding="0.097cm" fo:border-left="1.25pt solid #1b1b63" fo:border-right="1pt solid #1b1b63" fo:border-top="none" fo:border-bottom="1pt solid #1b1b63">
        <style:background-image/>
      </style:table-cell-properties>
    </style:style>
    <style:style style:name="Tableau1.C3" style:family="table-cell">
      <style:table-cell-properties style:vertical-align="middle" fo:background-color="#424b96" fo:padding="0.097cm" fo:border-left="none" fo:border-right="none" fo:border-top="none" fo:border-bottom="1pt solid #000000">
        <style:background-image/>
      </style:table-cell-properties>
    </style:style>
    <style:style style:name="Tableau1.E3" style:family="table-cell">
      <style:table-cell-properties style:vertical-align="middle" fo:background-color="transparent" fo:padding="0.097cm" fo:border-left="1.25pt solid #000000" fo:border-right="1.25pt solid #000000" fo:border-top="none" fo:border-bottom="none">
        <style:background-image/>
      </style:table-cell-properties>
    </style:style>
    <style:style style:name="Tableau1.A4" style:family="table-cell">
      <style:table-cell-properties style:vertical-align="middle" fo:background-color="transparent" fo:padding="0.097cm" fo:border-left="1.25pt solid #000000" fo:border-right="none" fo:border-top="none" fo:border-bottom="1.25pt solid #000000">
        <style:background-image/>
      </style:table-cell-properties>
    </style:style>
    <style:style style:name="Tableau1.D4" style:family="table-cell">
      <style:table-cell-properties style:vertical-align="middle" fo:background-color="#6c75c7" fo:padding="0.097cm" fo:border-left="1pt solid #000000" fo:border-right="none" fo:border-top="1pt solid #000000" fo:border-bottom="1.25pt solid #000000">
        <style:background-image/>
      </style:table-cell-properties>
    </style:style>
    <style:style style:name="Tableau1.F4" style:family="table-cell">
      <style:table-cell-properties style:vertical-align="middle" fo:background-color="#4c55a9" fo:padding="0.097cm" fo:border-left="1pt solid #000000" fo:border-right="1pt solid #000000" fo:border-top="1pt solid #000000" fo:border-bottom="1.25pt solid #000000">
        <style:background-image/>
      </style:table-cell-properties>
    </style:style>
    <style:style style:name="Tableau1.G4" style:family="table-cell">
      <style:table-cell-properties style:vertical-align="middle" fo:background-color="#4f5ef8" fo:padding="0.097cm" fo:border-left="none" fo:border-right="1.25pt solid #000000" fo:border-top="1pt solid #000000" fo:border-bottom="1.25pt solid #000000">
        <style:background-image/>
      </style:table-cell-properties>
    </style:style>
    <style:style style:name="P1" style:family="paragraph" style:parent-style-name="Standard">
      <style:paragraph-properties fo:text-align="center"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eeSans" fo:font-size="16pt" style:text-underline-style="none" fo:font-weight="normal" officeooo:rsid="00087e78" officeooo:paragraph-rsid="00087e78"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FreeSans" fo:font-size="14pt" style:text-underline-style="none" fo:font-weight="normal" officeooo:rsid="00087e78" officeooo:paragraph-rsid="00087e7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FreeSans" fo:font-size="14pt" style:text-underline-style="none" fo:font-weight="normal" officeooo:rsid="00087e78" officeooo:paragraph-rsid="000ab9de"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FreeSans" fo:font-size="14pt" style:text-underline-style="none" fo:font-weight="normal" officeooo:rsid="00096899" officeooo:paragraph-rsid="00096899"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c267e" officeooo:paragraph-rsid="000dad3c"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21906e" officeooo:paragraph-rsid="0021906e" style:font-size-asian="12.25pt" style:font-weight-asian="normal" style:font-size-complex="14pt" style:font-weight-complex="normal"/>
    </style:style>
    <style:style style:name="P11" style:family="paragraph" style:parent-style-name="Standard">
      <style:paragraph-properties fo:text-align="end" style:justify-single-word="false"/>
      <style:text-properties style:font-name="FreeSans" fo:font-size="12pt" style:text-underline-style="none" fo:font-weight="normal" officeooo:rsid="00087e78" officeooo:paragraph-rsid="00087e7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FreeSans" fo:font-size="12pt" style:text-underline-style="none" fo:font-weight="normal" officeooo:rsid="000c267e" officeooo:paragraph-rsid="000dad3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FreeSans" fo:font-size="12pt" style:text-underline-style="none" fo:font-weight="normal" officeooo:rsid="001557a4" officeooo:paragraph-rsid="0009689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FreeSans" fo:font-size="12pt" style:text-underline-style="none" fo:font-weight="normal" officeooo:rsid="00087e78" officeooo:paragraph-rsid="00087e7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FreeSans" fo:font-size="12pt" style:text-underline-style="none" fo:font-weight="normal" officeooo:rsid="00096899" officeooo:paragraph-rsid="0009689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FreeSans" fo:font-size="12pt" style:text-underline-style="none" fo:font-weight="normal" officeooo:rsid="0009c74f" officeooo:paragraph-rsid="0009c74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FreeSans" fo:font-size="12pt" style:text-underline-style="none" fo:font-weight="normal" officeooo:rsid="000ab9de" officeooo:paragraph-rsid="000ab9d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FreeSans" fo:font-size="12pt" style:text-underline-style="none" fo:font-weight="normal" officeooo:rsid="001557a4" officeooo:paragraph-rsid="001557a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FreeSans" fo:font-size="12pt" style:text-underline-style="none" fo:font-weight="normal" officeooo:rsid="000c267e" officeooo:paragraph-rsid="000c267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FreeSans" fo:font-size="12pt" style:text-underline-style="none" fo:font-weight="normal" officeooo:rsid="001f72e3" officeooo:paragraph-rsid="001f72e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FreeSans" fo:font-size="12pt" style:text-underline-style="solid" style:text-underline-width="auto" style:text-underline-color="font-color" fo:font-weight="normal" officeooo:rsid="00096899" officeooo:paragraph-rsid="00096899"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FreeSans" fo:font-size="12pt" style:text-underline-style="solid" style:text-underline-width="auto" style:text-underline-color="font-color" fo:font-weight="bold" officeooo:rsid="001c2e55" officeooo:paragraph-rsid="001c2e55" style:font-size-asian="10.5pt" style:font-weight-asian="bold" style:font-size-complex="12pt" style:font-weight-complex="bold"/>
    </style:style>
    <style:style style:name="P27" style:family="paragraph" style:parent-style-name="Standard">
      <style:paragraph-properties fo:text-align="center" style:justify-single-word="false"/>
      <style:text-properties style:font-name="FreeSans" fo:font-size="18pt" style:text-underline-style="solid" style:text-underline-width="auto" style:text-underline-color="font-color" fo:font-weight="bold" officeooo:rsid="00087e78" officeooo:paragraph-rsid="00087e78" style:font-size-asian="18pt" style:font-weight-asian="bold" style:font-size-complex="18pt" style:font-weight-complex="bold"/>
    </style:style>
    <style:style style:name="P28" style:family="paragraph" style:parent-style-name="Table_20_Contents">
      <style:paragraph-properties fo:text-align="start" style:justify-single-word="false"/>
      <style:text-properties style:font-name="FreeSans" fo:font-size="14pt" style:font-size-asian="12.25pt" style:font-size-complex="14pt"/>
    </style:style>
    <style:style style:name="P29" style:family="paragraph" style:parent-style-name="Table_20_Contents">
      <style:paragraph-properties fo:text-align="center" style:justify-single-word="false"/>
      <style:text-properties style:font-name="FreeSans" fo:font-size="14pt" officeooo:rsid="002167b3" officeooo:paragraph-rsid="002167b3" style:font-size-asian="12.25pt" style:font-size-complex="14pt"/>
    </style:style>
    <style:style style:name="P30" style:family="paragraph" style:parent-style-name="Table_20_Contents">
      <style:paragraph-properties fo:text-align="center" style:justify-single-word="false"/>
      <style:text-properties style:font-name="FreeSans" fo:font-size="12pt" officeooo:rsid="002167b3" officeooo:paragraph-rsid="002167b3" style:font-size-asian="12pt" style:font-size-complex="12pt"/>
    </style:style>
    <style:style style:name="P31" style:family="paragraph" style:parent-style-name="Table_20_Contents">
      <style:paragraph-properties fo:text-align="center" style:justify-single-word="false"/>
      <style:text-properties style:font-name="FreeSans" fo:font-size="12pt"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0217d64" officeooo:paragraph-rsid="00217d64" style:font-size-asian="12pt" style:font-size-complex="12pt"/>
    </style:style>
    <style:style style:name="P33" style:family="paragraph" style:parent-style-name="Table_20_Contents">
      <style:paragraph-properties fo:text-align="center" style:justify-single-word="false"/>
      <style:text-properties style:font-name="FreeSans" fo:font-size="10.5pt" fo:font-weight="normal" officeooo:rsid="002167b3" officeooo:paragraph-rsid="002167b3" style:font-size-asian="10.5pt" style:font-weight-asian="normal" style:font-size-complex="10.5pt" style:font-weight-complex="normal"/>
    </style:style>
    <style:style style:name="P34" style:family="paragraph" style:parent-style-name="Standard" style:list-style-name="L1">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35" style:family="paragraph" style:parent-style-name="Standard" style:list-style-name="L4">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FreeSans" fo:font-size="14pt" style:text-underline-style="solid" style:text-underline-width="auto" style:text-underline-color="font-color" fo:font-weight="normal" officeooo:rsid="00096899" officeooo:paragraph-rsid="00096899" style:font-size-asian="12.25pt" style:font-weight-asian="normal" style:font-size-complex="14pt" style:font-weight-complex="normal"/>
    </style:style>
    <style:style style:name="P37" style:family="paragraph" style:parent-style-name="Standard" style:list-style-name="L1">
      <style:paragraph-properties fo:text-align="start" style:justify-single-word="false"/>
      <style:text-properties style:font-name="FreeSans" fo:font-size="14pt" style:text-underline-style="solid" style:text-underline-width="auto" style:text-underline-color="font-color" fo:font-weight="normal" officeooo:rsid="00252bc6" officeooo:paragraph-rsid="00252bc6" style:font-size-asian="12.25pt" style:font-weight-asian="normal" style:font-size-complex="14pt" style:font-weight-complex="normal"/>
    </style:style>
    <style:style style:name="P38" style:family="paragraph" style:parent-style-name="Standard" style:list-style-name="L2">
      <style:paragraph-properties fo:text-align="start" style:justify-single-word="false"/>
      <style:text-properties style:font-name="FreeSans" fo:font-size="12pt" style:text-underline-style="none" fo:font-weight="normal" officeooo:rsid="000b2540" officeooo:paragraph-rsid="000b2540" style:font-size-asian="10.5pt" style:font-weight-asian="normal" style:font-size-complex="12pt" style:font-weight-complex="normal"/>
    </style:style>
    <style:style style:name="P39" style:family="paragraph" style:parent-style-name="Standard" style:list-style-name="L2">
      <style:paragraph-properties fo:text-align="start" style:justify-single-word="false"/>
      <style:text-properties style:font-name="FreeSans" fo:font-size="12pt" style:text-underline-style="none" fo:font-weight="normal" officeooo:rsid="00110484" officeooo:paragraph-rsid="00110484" style:font-size-asian="10.5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style:font-name="FreeSans" fo:font-size="12pt" style:text-underline-style="none" fo:font-weight="normal" officeooo:rsid="001557a4" officeooo:paragraph-rsid="001557a4"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FreeSans" fo:font-size="12pt" style:text-underline-style="none" fo:font-weight="normal" officeooo:rsid="0021906e" officeooo:paragraph-rsid="000dad3c"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FreeSans" fo:font-size="16pt" style:text-underline-style="solid" style:text-underline-width="auto" style:text-underline-color="font-color" fo:font-weight="bold" officeooo:rsid="00087e78" officeooo:paragraph-rsid="00087e78"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style:font-name="FreeSans" fo:font-size="9pt" officeooo:rsid="00234abf" officeooo:paragraph-rsid="00234abf" style:font-size-asian="9pt" style:font-size-complex="9pt"/>
    </style:style>
    <style:style style:name="P44" style:family="paragraph">
      <style:paragraph-properties fo:text-align="center"/>
    </style:style>
    <style:style style:name="P45" style:family="paragraph">
      <style:paragraph-properties fo:text-align="center"/>
      <style:text-properties style:font-name="FreeSans"/>
    </style:style>
    <style:style style:name="P4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7" style:family="paragraph">
      <loext:graphic-properties draw:fill-color="#3333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48" style:family="paragraph">
      <loext:graphic-properties draw:fill-color="#9999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49" style:family="paragraph">
      <loext:graphic-properties draw:fill-color="#6666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FreeSans" fo:hyphenate="false"/>
    </style:style>
    <style:style style:name="P50" style:family="paragraph">
      <loext:graphic-properties draw:fill-color="#3333ff"/>
      <style:paragraph-properties fo:text-align="center"/>
      <style:text-properties style:font-name="FreeSans"/>
    </style:style>
    <style:style style:name="P51" style:family="paragraph">
      <loext:graphic-properties draw:fill-color="#9999ff"/>
      <style:paragraph-properties fo:text-align="center"/>
      <style:text-properties style:font-name="FreeSans"/>
    </style:style>
    <style:style style:name="P52" style:family="paragraph">
      <loext:graphic-properties draw:fill-color="#6666ff"/>
      <style:paragraph-properties fo:text-align="center"/>
      <style:text-properties style:font-name="FreeSans"/>
    </style:style>
    <style:style style:name="P53" style:family="paragraph">
      <loext:graphic-properties draw:fill-color="#000000"/>
      <style:paragraph-properties fo:text-align="center"/>
      <style:text-properties style:font-name="FreeSans"/>
    </style:style>
    <style:style style:name="P54" style:family="paragraph">
      <loext:graphic-properties draw:fill-color="#000000"/>
      <style:paragraph-properties fo:text-align="center"/>
    </style:style>
    <style:style style:name="P5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loext:graphic-properties draw:fill="none" draw:fill-color="#ffffff"/>
      <style:paragraph-properties fo:text-align="center"/>
      <style:text-properties style:font-name="FreeSans"/>
    </style:style>
    <style:style style:name="T1" style:family="text">
      <style:text-properties officeooo:rsid="0009c74f"/>
    </style:style>
    <style:style style:name="T2" style:family="text">
      <style:text-properties officeooo:rsid="000b2540"/>
    </style:style>
    <style:style style:name="T3" style:family="text">
      <style:text-properties fo:font-weight="bold" style:font-weight-asian="bold" style:font-weight-complex="bold"/>
    </style:style>
    <style:style style:name="T4" style:family="text">
      <style:text-properties fo:font-weight="bold" officeooo:rsid="0012ed43" style:font-weight-asian="bold" style:font-weight-complex="bold"/>
    </style:style>
    <style:style style:name="T5" style:family="text">
      <style:text-properties fo:font-weight="bold" officeooo:rsid="001c2e55" style:font-weight-asian="bold" style:font-weight-complex="bold"/>
    </style:style>
    <style:style style:name="T6" style:family="text">
      <style:text-properties fo:font-size="12pt" style:text-underline-style="none" style:font-size-asian="12pt" style:font-size-complex="12pt"/>
    </style:style>
    <style:style style:name="T7" style:family="text">
      <style:text-properties fo:font-size="12pt" style:text-underline-style="none" officeooo:rsid="000dad3c" style:font-size-asian="12pt" style:font-size-complex="12pt"/>
    </style:style>
    <style:style style:name="T8" style:family="text">
      <style:text-properties fo:font-size="12pt" style:text-underline-style="none" officeooo:rsid="000e8690" style:font-size-asian="12pt" style:font-size-complex="12pt"/>
    </style:style>
    <style:style style:name="T9" style:family="text">
      <style:text-properties fo:font-size="12pt" style:text-underline-style="none" officeooo:rsid="0021906e" style:font-size-asian="12pt" style:font-size-complex="12pt"/>
    </style:style>
    <style:style style:name="T10" style:family="text">
      <style:text-properties fo:font-size="12pt" style:text-underline-style="none" officeooo:rsid="00223434" style:font-size-asian="12pt" style:font-size-complex="12pt"/>
    </style:style>
    <style:style style:name="T11" style:family="text">
      <style:text-properties officeooo:rsid="0012ed43"/>
    </style:style>
    <style:style style:name="T12" style:family="text">
      <style:text-properties officeooo:rsid="0014ab72"/>
    </style:style>
    <style:style style:name="T13" style:family="text">
      <style:text-properties officeooo:rsid="001c2e55"/>
    </style:style>
    <style:style style:name="T14" style:family="text">
      <style:text-properties officeooo:rsid="001cf7e4"/>
    </style:style>
    <style:style style:name="T15" style:family="text">
      <style:text-properties officeooo:rsid="001e9c93"/>
    </style:style>
    <style:style style:name="T16" style:family="text">
      <style:text-properties officeooo:rsid="00234abf"/>
    </style:style>
    <style:style style:name="T17" style:family="text">
      <style:text-properties style:font-name="FreeSans"/>
    </style:style>
    <style:style style:name="T18" style:family="text">
      <style:text-properties fo:font-variant="normal" fo:text-transform="none" style:use-window-font-color="true" style:text-outline="false" style:text-line-through-style="none" style:text-line-through-type="none" style:text-position="0% 100%" style:font-name="FreeSans"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textarea-horizontal-align="justify" draw:textarea-vertical-align="middle" draw:auto-grow-height="false" fo:min-height="2.533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3333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justify" draw:textarea-vertical-align="middle" draw:auto-grow-height="false" fo:min-height="1.84cm" fo:min-width="3.5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3333ff" draw:textarea-horizontal-align="justify" draw:textarea-vertical-align="top" draw:auto-grow-height="false" fo:min-height="3.239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9999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6666ff" draw:textarea-horizontal-align="justify" draw:textarea-vertical-align="top" draw:auto-grow-height="false" fo:min-height="3.26cm" fo:min-width="3.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3333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9999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6666ff" draw:textarea-horizontal-align="justify" draw:textarea-vertical-align="middle" draw:auto-grow-height="false" fo:min-height="0.979cm" fo:min-width="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101cm" svg:stroke-color="#000000" draw:fill="none" draw:fill-color="#ffffff" draw:textarea-vertical-align="middle" fo:min-height="1.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stroke-dash="Dashed_20__28_var_29_" svg:stroke-width="0cm"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ed_20__28_var_29_" svg:stroke-width="0.101cm" svg:stroke-color="#000000"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9999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6666ff" draw:textarea-horizontal-align="justify" draw:textarea-vertical-align="top" draw:auto-grow-height="false" fo:min-height="2.394cm" fo:min-width="2.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6666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3333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9999ff" draw:textarea-horizontal-align="justify" draw:textarea-vertical-align="middle" draw:auto-grow-height="false" fo:min-height="0.884cm" fo:min-width="2.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stroke-dash="Dashed_20__28_var_29_" svg:stroke-width="0.101cm" svg:stroke-color="#000000" draw:fill="none" draw:fill-color="#ffffff" fo:min-height="0.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7">Rapport de Projet Technologique</text:p>
      <text:p text:style-name="P1"/>
      <text:p text:style-name="P4"/>
      <text:p text:style-name="P11">Robin Hardy</text:p>
      <text:p text:style-name="P11">Paul José-Vedrenne</text:p>
      <text:p text:style-name="P5"/>
      <text:p text:style-name="P5"/>
      <text:p text:style-name="P5"/>
      <text:p text:style-name="P5"/>
      <text:p text:style-name="P2">Introduction</text:p>
      <text:p text:style-name="P5"/>
      <text:p text:style-name="P5"/>
      <text:p text:style-name="P17">L’objectif principal du projet Autopilote est de concevoir un bus logiciel qui communique avec des capteurs. Ces capteurs sont des GPS, des accéléromètres ou des gyroscopes. Le bus se charge de stocker les informations produites par un capteur, et de les envoyer à un client observateur.</text:p>
      <text:p text:style-name="P17"/>
      <text:p text:style-name="P18">Il s’agit donc de faire de la programmation réseau, avec le bus qui joue le rôle de serveur et les capteurs et les observateurs qui jouent le rôle de clients.</text:p>
      <text:p text:style-name="P18"/>
      <text:p text:style-name="P20">Ce projet est développé dans le langage Java pour sa portabilité et la simplicité de programmer en réseau avec ce langage.</text:p>
      <text:p text:style-name="P5"/>
      <text:p text:style-name="P6"/>
      <text:p text:style-name="P5"/>
      <text:p text:style-name="P5"/>
      <text:p text:style-name="P2">Développements réalisés</text:p>
      <text:p text:style-name="P2"/>
      <text:p text:style-name="P2"/>
      <text:list xml:id="list9194812180539747821" text:style-name="L1">
        <text:list-item>
          <text:p text:style-name="P34">Architecture globale</text:p>
        </text:list-item>
      </text:list>
      <text:p text:style-name="P8"/>
      <text:p text:style-name="P8"/>
      <text:p text:style-name="P20">Les classes Java implémentées <text:span text:style-name="T2">dans ce projet sont les suivantes :</text:span></text:p>
      <text:list xml:id="list3675736966963924091" text:style-name="L2">
        <text:list-item>
          <text:p text:style-name="P38">Serveur.java</text:p>
        </text:list-item>
        <text:list-item>
          <text:p text:style-name="P38">ClientManager.java</text:p>
        </text:list-item>
        <text:list-item>
          <text:p text:style-name="P38">MessageQueue.java</text:p>
        </text:list-item>
        <text:list-item>
          <text:p text:style-name="P38">Client.java</text:p>
        </text:list-item>
        <text:list-item>
          <text:p text:style-name="P39">Viewer.java</text:p>
        </text:list-item>
        <text:list-item>
          <text:p text:style-name="P38">GPSMessage.java, qui étend BusMessageAbstract.java, qui implémente BusMessage.java</text:p>
        </text:list-item>
      </text:list>
      <text:p text:style-name="P21"/>
      <text:p text:style-name="P21"/>
      <text:p text:style-name="P21"/>
      <text:p text:style-name="P21"/>
      <text:p text:style-name="P21"><text:soft-page-break/>Le <text:span text:style-name="T13">s</text:span>erveur correspond donc au bus logiciel <text:span text:style-name="T13">et est constitué de 2 classes : </text:span><text:span text:style-name="T5">Serveur</text:span><text:span text:style-name="T13"> et </text:span><text:span text:style-name="T5">ClientManager</text:span><text:span text:style-name="T13">.</text:span> <text:span text:style-name="T13">L’unique rôle de la classe </text:span><text:span text:style-name="T5">Serveur</text:span><text:span text:style-name="T13"> est d’ac</text:span>cepte<text:span text:style-name="T13">r</text:span> des connexions, <text:span text:style-name="T13">et pour chaque connexion reçue, de créer</text:span> un <text:span text:style-name="T3">ClientManager</text:span> qui va traiter les requêtes spécifiques au <text:span text:style-name="T12">c</text:span>lient qui vient de se connecter. <text:span text:style-name="T11">On a 2 types de clients : la classe </text:span><text:span text:style-name="T4">Client</text:span><text:span text:style-name="T11">, qui envoie les données du capteur, et la classe </text:span><text:span text:style-name="T4">Viewer</text:span><text:span text:style-name="T11">, qui est un observateur. Ce dernier lit les données envoyées sur le serveur (le bus). </text:span>Chaque <text:span text:style-name="T3">ClientManager</text:span> possède sa propre <text:span text:style-name="T3">MessageQueue</text:span>, une file de <text:span text:style-name="T3">BusMessage</text:span> circulaire.</text:p>
      <text:p text:style-name="P23">Enfin, le <text:span text:style-name="T3">Client</text:span> envoie des coordonnées <text:span text:style-name="T13">du capteur</text:span> en créant un <text:span text:style-name="T3">GPSMessage</text:span> qui construit l’objet Json correspondant.</text:p>
      <text:p text:style-name="P23"/>
      <text:p text:style-name="P23"/>
      <text:p text:style-name="P26">Schéma de l’architecture globale du projet</text:p>
      <text:p text:style-name="P26"/>
      <text:p text:style-name="P21"/>
      <text:p text:style-name="P21"/>
      <text:p text:style-name="P21"><draw:custom-shape text:anchor-type="paragraph" draw:z-index="1" draw:name="Forme2" draw:style-name="gr2" draw:text-style-name="P47" svg:width="3.202cm" svg:height="2.652cm" svg:x="2.891cm" svg:y="0.074cm"><text:p text:style-name="P46"><text:span text:style-name="T17">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Forme2" draw:style-name="gr16" draw:text-style-name="P49" svg:width="3.202cm" svg:height="2.652cm" svg:x="7.151cm" svg:y="0.101cm"><text:p text:style-name="P46"><text:span text:style-name="T17">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e2" draw:style-name="gr15" draw:text-style-name="P48" svg:width="3.202cm" svg:height="2.652cm" svg:x="11.305cm" svg:y="0.127cm"><text:p text:style-name="P46"><text:span text:style-name="T17">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draw:custom-shape text:anchor-type="paragraph" draw:z-index="41" draw:name="Forme4" draw:style-name="gr18" draw:text-style-name="P50" svg:width="2.726cm" svg:height="0.98cm" svg:x="3.156cm" svg:y="0.487cm"><text:p text:style-name="P44"><text:span text:style-name="T17">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name="Forme4" draw:style-name="gr17" draw:text-style-name="P52" svg:width="2.726cm" svg:height="0.98cm" svg:x="7.362cm" svg:y="0.487cm"><text:p text:style-name="P44"><text:span text:style-name="T17">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draw:custom-shape text:anchor-type="paragraph" draw:z-index="42" draw:name="Forme4" draw:style-name="gr19" draw:text-style-name="P51" svg:width="2.726cm" svg:height="0.98cm" svg:x="11.543cm" svg:y="0.005cm"><text:p text:style-name="P44"><text:span text:style-name="T17">GpsMess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draw:path text:anchor-type="paragraph" draw:z-index="43" draw:name="Forme17" draw:style-name="gr14" draw:text-style-name="P54" svg:width="1.931cm" svg:height="2.092cm" draw:transform="rotate (-1.68843151837932) translate (6.39859063275852cm 0.4308857938147cm)" svg:viewBox="0 0 1932 2093" svg:d="M0 2093c1353 0 1932-2093 1932-2093l-26 3"><text:p/></draw:path><draw:line text:anchor-type="paragraph" draw:z-index="44" draw:name="Forme18" draw:style-name="gr14" draw:text-style-name="P54" svg:x1="8.632cm" svg:y1="0.212cm" svg:x2="8.685cm" svg:y2="2.165cm"><text:p/></draw:line><draw:path text:anchor-type="paragraph" draw:z-index="45" draw:name="Forme19" draw:style-name="gr14" draw:text-style-name="P54" svg:width="2.022cm" svg:height="1.576cm" draw:transform="rotate (-1.62978845551231) translate (12.8393472222484cm 0.23812500000154cm)" svg:viewBox="0 0 2023 1577" svg:d="M0 0c1346 0 2023 1577 2023 1577"><text:p/></draw:path><draw:frame text:anchor-type="paragraph" draw:z-index="38" draw:name="Forme29" draw:style-name="gr13" draw:text-style-name="P56" svg:width="1.694cm" svg:height="0.556cm" draw:transform="rotate (1.5707963267949) translate (7.78580555555556cm 2.04258333333333cm)"><draw:text-box><text:p text:style-name="P44"><text:span text:style-name="T17">Requête</text:span></text:p></draw:text-box></draw:frame></text:p>
      <text:p text:style-name="P21"><draw:frame text:anchor-type="paragraph" draw:z-index="30" draw:name="Forme29" draw:style-name="gr13" draw:text-style-name="P56" svg:width="1.694cm" svg:height="0.556cm" draw:transform="rotate (0.767944870877505) translate (12.0120833333333cm 1.42698611111111cm)"><draw:text-box><text:p text:style-name="P44"><text:span text:style-name="T17">Requête</text:span></text:p></draw:text-box></draw:frame><draw:frame text:anchor-type="paragraph" draw:z-index="39" draw:name="Forme29" draw:style-name="gr13" draw:text-style-name="P56" svg:width="1.694cm" svg:height="0.556cm" draw:transform="rotate (-0.802851455917392) translate (4.11338888888889cm 0.368652777777778cm)"><draw:text-box><text:p text:style-name="P44"><text:span text:style-name="T17">Requête</text:span></text:p></draw:text-box></draw:frame></text:p>
      <text:p text:style-name="P21"><draw:line text:anchor-type="paragraph" draw:z-index="50" draw:name="Forme38" draw:style-name="gr14" draw:text-style-name="P54" svg:x1="11.146cm" svg:y1="1.148cm" svg:x2="11.146cm" svg:y2="0.434cm"><text:p/></draw:line></text:p>
      <text:p text:style-name="P21"><draw:line text:anchor-type="paragraph" draw:z-index="46" draw:name="Forme34" draw:style-name="gr14" draw:text-style-name="P54" svg:x1="6.172cm" svg:y1="0.826cm" svg:x2="6.172cm" svg:y2="0.323cm"><text:p/></draw:line><draw:line text:anchor-type="paragraph" draw:z-index="48" draw:name="Forme36" draw:style-name="gr14" draw:text-style-name="P54" svg:x1="8.341cm" svg:y1="0.296cm" svg:x2="8.632cm" svg:y2="0.64cm"><text:p/></draw:line><draw:line text:anchor-type="paragraph" draw:z-index="49" draw:name="Forme37" draw:style-name="gr14" draw:text-style-name="P54" svg:x1="8.976cm" svg:y1="0.323cm" svg:x2="8.685cm" svg:y2="0.641cm"><text:p/></draw:line></text:p>
      <text:p text:style-name="P21"><draw:custom-shape text:anchor-type="paragraph" draw:z-index="0" draw:name="Forme1" draw:style-name="gr1" draw:text-style-name="P45" svg:width="5.107cm" svg:height="2.805cm" svg:x="6.172cm" svg:y="0.132cm"><text:p text:style-name="P44"><text:span text:style-name="T17">Serv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7" draw:name="Forme35" draw:style-name="gr14" draw:text-style-name="P54" svg:x1="5.775cm" svg:y1="0.53cm" svg:x2="6.172cm" svg:y2="0.318cm"><text:p/></draw:line><draw:line text:anchor-type="paragraph" draw:z-index="51" draw:name="Forme39" draw:style-name="gr14" draw:text-style-name="P54" svg:x1="11.755cm" svg:y1="0.132cm" svg:x2="11.146cm" svg:y2="0.132cm"><text:p/></draw:line></text:p>
      <text:p text:style-name="P21"/>
      <text:p text:style-name="P21"><draw:path text:anchor-type="paragraph" draw:z-index="31" draw:name="Forme30" draw:style-name="gr14" draw:text-style-name="P54" svg:width="12.135cm" svg:height="9.376cm" draw:transform="skewX (-0.476474885794452) rotate (0.547160720500222) translate (1.63137067757871cm 6.38438031531292cm)" svg:viewBox="0 0 12136 9377" svg:d="M0 9377c15358 0 11773-9377 11773-9377"><text:p/></draw:path><draw:line text:anchor-type="paragraph" draw:z-index="32" draw:name="Forme31" draw:style-name="gr14" draw:text-style-name="P54" svg:x1="11.278cm" svg:y1="0.127cm" svg:x2="12.442cm" svg:y2="0.021cm"><text:p/></draw:line><draw:line text:anchor-type="paragraph" draw:z-index="33" draw:name="Forme32" draw:style-name="gr14" draw:text-style-name="P54" svg:x1="11.807cm" svg:y1="0.974cm" svg:x2="11.278cm" svg:y2="0.127cm"><text:p/></draw:line><draw:polyline text:anchor-type="paragraph" draw:z-index="34" draw:name="Forme33" draw:style-name="gr14" draw:text-style-name="P54" svg:width="0.359cm" svg:height="0.024cm" draw:transform="rotate (2.81992847244724) translate (11.6990035653737cm 0.26719991401675cm)" svg:viewBox="0 0 360 25" draw:points="0,8 284,25 360,0"><text:p/></draw:polyline></text:p>
      <text:p text:style-name="P21"/>
      <text:p text:style-name="P21"><draw:frame text:anchor-type="paragraph" draw:z-index="18" draw:name="Forme16" draw:style-name="gr12" draw:text-style-name="P55" svg:width="3.149cm" svg:height="1.019cm" draw:transform="rotate (0.785398163397448) translate (3.38490277777778cm 2.39359722222222cm)"><draw:text-box><text:p text:style-name="P46"><text:span text:style-name="T18">Connexion reçue</text:span></text:p></draw:text-box></draw:frame><draw:frame text:anchor-type="paragraph" draw:z-index="19" draw:name="Forme16" draw:style-name="gr12" draw:text-style-name="P55" svg:width="3.114cm" svg:height="1.019cm" draw:transform="rotate (-0.628318530717959) translate (11.8762638888889cm 0.241652777777778cm)"><draw:text-box><text:p text:style-name="P46"><text:span text:style-name="T18">Connexion reçue</text:span></text:p></draw:text-box></draw:frame></text:p>
      <text:p text:style-name="P21"><draw:path text:anchor-type="paragraph" draw:z-index="9" draw:name="Forme7" draw:style-name="gr10" draw:text-style-name="P53" svg:width="2.854cm" svg:height="1.205cm" draw:transform="rotate (-2.84663201000275) translate (7.36922932862284cm 1.55121543590306cm)" svg:viewBox="0 0 2855 1206" svg:d="M0 1206c2876 0 2855-1206 2855-1206"><text:p/></draw:path><draw:line text:anchor-type="paragraph" draw:z-index="10" draw:name="Forme8" draw:style-name="gr11" draw:text-style-name="P54" svg:x1="8.738cm" svg:y1="0.397cm" svg:x2="8.764cm" svg:y2="2.36cm"><text:p/></draw:line><draw:path text:anchor-type="paragraph" draw:z-index="11" draw:name="Forme9" draw:style-name="gr11" draw:text-style-name="P54" svg:width="3.444cm" svg:height="1.293cm" draw:transform="rotate (-0.212057504117311) translate (10.2993472250719cm 0.396874986763924cm)" svg:viewBox="0 0 3445 1294" svg:d="M0 0c2842 0 3445 1294 3445 1294"><text:p/></draw:path><draw:frame text:anchor-type="paragraph" draw:z-index="20" draw:name="Forme16" draw:style-name="gr12" draw:text-style-name="P55" svg:width="2.408cm" svg:height="1.019cm" draw:transform="rotate (1.55334303427495) translate (7.67115277777778cm 2.587625cm)"><draw:text-box><text:p text:style-name="P46"><text:span text:style-name="T18">Connexion</text:span></text:p><text:p text:style-name="P46"><text:span text:style-name="T18">reçue</text:span></text:p></draw:text-box></draw:frame></text:p>
      <text:p text:style-name="P21"/>
      <text:p text:style-name="P21"/>
      <text:p text:style-name="P21"><draw:line text:anchor-type="paragraph" draw:z-index="12" draw:name="Forme10" draw:style-name="gr11" draw:text-style-name="P54" svg:x1="4.622cm" svg:y1="0.858cm" svg:x2="4.267cm" svg:y2="0.503cm"><text:p/></draw:line><draw:line text:anchor-type="paragraph" draw:z-index="14" draw:name="Forme12" draw:style-name="gr11" draw:text-style-name="P54" svg:x1="8.764cm" svg:y1="0.836cm" svg:x2="8.394cm" svg:y2="0.503cm"><text:p/></draw:line><draw:line text:anchor-type="paragraph" draw:z-index="15" draw:name="Forme13" draw:style-name="gr11" draw:text-style-name="P54" svg:x1="9.162cm" svg:y1="0.503cm" svg:x2="8.765cm" svg:y2="0.836cm"><text:p/></draw:line><draw:line text:anchor-type="paragraph" draw:z-index="16" draw:name="Forme14" draw:style-name="gr11" draw:text-style-name="P54" svg:x1="13.395cm" svg:y1="0.863cm" svg:x2="13.607cm" svg:y2="0.45cm"><text:p/></draw:line></text:p>
      <text:p text:style-name="P21"><draw:custom-shape text:anchor-type="paragraph" draw:z-index="5" draw:name="Forme5" draw:style-name="gr6" draw:text-style-name="P49" svg:width="3.678cm" svg:height="3.61cm" svg:x="7.204cm" svg:y="0.328cm"><text:p text:style-name="P46"><text:span text:style-name="T17">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5" draw:style-name="gr5" draw:text-style-name="P48" svg:width="3.678cm" svg:height="3.61cm" svg:x="11.358cm" svg:y="0.355cm"><text:p text:style-name="P46"><text:span text:style-name="T17">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5" draw:style-name="gr4" draw:text-style-name="P47" svg:width="3.678cm" svg:height="3.589cm" svg:x="2.997cm" svg:y="0.349cm"><text:p text:style-name="P46"><text:span text:style-name="T17">Client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name="Forme11" draw:style-name="gr11" draw:text-style-name="P54" svg:x1="4.621cm" svg:y1="0.349cm" svg:x2="4.981cm" svg:y2="0.021cm"><text:p/></draw:line><draw:line text:anchor-type="paragraph" draw:z-index="17" draw:name="Forme15" draw:style-name="gr11" draw:text-style-name="P54" svg:x1="12.866cm" svg:y1="0.101cm" svg:x2="13.395cm" svg:y2="0.355cm"><text:p/></draw:line></text:p>
      <text:p text:style-name="P21"/>
      <text:p text:style-name="P21"><draw:frame text:anchor-type="paragraph" draw:z-index="35" draw:name="Forme29" draw:style-name="gr13" draw:text-style-name="P56" svg:width="1.694cm" svg:height="0.556cm" svg:x="16.914cm" svg:y="0.026cm"><draw:text-box><text:p text:style-name="P44"><text:span text:style-name="T17">Requête</text:span></text:p></draw:text-box></draw:frame></text:p>
      <text:p text:style-name="P21"/>
      <text:p text:style-name="P21"><draw:custom-shape text:anchor-type="paragraph" draw:z-index="6" draw:name="Forme6" draw:style-name="gr7" draw:text-style-name="P50" svg:width="3.387cm" svg:height="1.086cm" svg:x="3.129cm" svg:y="0.37cm"><text:p text:style-name="P44"><text:span text:style-name="T17">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e6" draw:style-name="gr9" draw:text-style-name="P52" svg:width="3.387cm" svg:height="1.086cm" svg:x="7.362cm" svg:y="0.397cm"><text:p text:style-name="P44"><text:span text:style-name="T17">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e6" draw:style-name="gr8" draw:text-style-name="P51" svg:width="3.387cm" svg:height="1.086cm" svg:x="11.536cm" svg:y="0.45cm"><text:p text:style-name="P44"><text:span text:style-name="T17">Message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8"><draw:path text:anchor-type="paragraph" draw:z-index="21" draw:name="Forme20" draw:style-name="gr11" draw:text-style-name="P54" svg:width="3.714cm" svg:height="1.876cm" draw:transform="rotate (-1.39015474921348) translate (6.66848915606627cm 0.0438574441263583cm)" svg:viewBox="0 0 3715 1877" svg:d="M0 1877c2356 0 3715-1877 3711-1851l4-26"><text:p/></draw:path><draw:line text:anchor-type="paragraph" draw:z-index="22" draw:name="Forme21" draw:style-name="gr11" draw:text-style-name="P54" svg:x1="8.685cm" svg:y1="0.381cm" svg:x2="8.791cm" svg:y2="3.699cm"><text:p/></draw:line><draw:path text:anchor-type="paragraph" draw:z-index="23" draw:name="Forme22" draw:style-name="gr11" draw:text-style-name="P54" svg:width="3.221cm" svg:height="2.781cm" draw:transform="rotate (-1.54531451971578) translate (12.8393472222222cm 0.40745833333334cm)" svg:viewBox="0 0 3222 2782" svg:d="M0 0c2080 0 3222 2782 3222 2782"><text:p/></draw:path></text:p>
      <text:p text:style-name="P8"><draw:frame text:anchor-type="paragraph" draw:z-index="54" draw:name="Forme40" draw:style-name="gr20" draw:text-style-name="P56" svg:width="1.932cm" svg:height="0.609cm" draw:transform="rotate (1.5707963267949) translate (8.03098611111111cm 2.14841666666667cm)"><draw:text-box><text:p text:style-name="P44"><text:span text:style-name="T17">Réponse</text:span></text:p></draw:text-box></draw:frame></text:p>
      <text:p text:style-name="P8"><draw:frame text:anchor-type="paragraph" draw:z-index="52" draw:name="Forme40" draw:style-name="gr20" draw:text-style-name="P56" svg:width="1.932cm" svg:height="0.609cm" draw:transform="rotate (-0.767944870877505) translate (4.77131944444444cm 0.553861111111111cm)"><draw:text-box><text:p text:style-name="P44"><text:span text:style-name="T17">Réponse</text:span></text:p></draw:text-box></draw:frame><draw:frame text:anchor-type="paragraph" draw:z-index="53" draw:name="Forme40" draw:style-name="gr20" draw:text-style-name="P56" svg:width="1.932cm" svg:height="0.609cm" draw:transform="rotate (0.785398163397448) translate (11.7422083333333cm 1.45873611111111cm)"><draw:text-box><text:p text:style-name="P44"><text:span text:style-name="T17">Réponse</text:span></text:p></draw:text-box></draw:frame></text:p>
      <text:p text:style-name="P8"/>
      <text:p text:style-name="P8"/>
      <text:p text:style-name="P8"><draw:line text:anchor-type="paragraph" draw:z-index="24" draw:name="Forme23" draw:style-name="gr11" draw:text-style-name="P54" svg:x1="7.336cm" svg:y1="0.735cm" svg:x2="7.336cm" svg:y2="0.132cm"><text:p/></draw:line><draw:line text:anchor-type="paragraph" draw:z-index="26" draw:name="Forme25" draw:style-name="gr11" draw:text-style-name="P54" svg:x1="8.791cm" svg:y1="0.736cm" svg:x2="9.109cm" svg:y2="0.397cm"><text:p/></draw:line><draw:line text:anchor-type="paragraph" draw:z-index="27" draw:name="Forme26" draw:style-name="gr11" draw:text-style-name="P54" svg:x1="8.791cm" svg:y1="0.735cm" svg:x2="8.447cm" svg:y2="0.476cm"><text:p/></draw:line><draw:line text:anchor-type="paragraph" draw:z-index="29" draw:name="Forme28" draw:style-name="gr11" draw:text-style-name="P54" svg:x1="10.141cm" svg:y1="0.736cm" svg:x2="10.326cm" svg:y2="0.318cm"><text:p/></draw:line></text:p>
      <text:p text:style-name="P8"><draw:custom-shape text:anchor-type="paragraph" draw:z-index="2" draw:name="Forme3" draw:style-name="gr3" draw:text-style-name="P45" svg:width="3.705cm" svg:height="2.038cm" svg:x="6.939cm" svg:y="0.143cm"><text:p text:style-name="P44"><text:span text:style-name="T17">Vie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name="Forme24" draw:style-name="gr11" draw:text-style-name="P54" svg:x1="6.78cm" svg:y1="0.254cm" svg:x2="7.336cm" svg:y2="0.143cm"><text:p/></draw:line><draw:line text:anchor-type="paragraph" draw:z-index="28" draw:name="Forme27" draw:style-name="gr11" draw:text-style-name="P54" svg:x1="10.141cm" svg:y1="0.143cm" svg:x2="10.644cm" svg:y2="0.254cm"><text:p/></draw:line></text:p>
      <text:p text:style-name="P8"/>
      <text:p text:style-name="P15"/>
      <text:p text:style-name="P14"><text:soft-page-break/></text:p>
      <text:p text:style-name="P14">Les requêtes envoyées par les clients sont les suivantes :</text:p>
      <text:p text:style-name="P14"/>
      <text:list xml:id="list2176026429836630732" text:style-name="L3">
        <text:list-item>
          <text:p text:style-name="P40">register : connexion au serveur</text:p>
        </text:list-item>
        <text:list-item>
          <text:p text:style-name="P40">deregister : déconnexion</text:p>
        </text:list-item>
        <text:list-item>
          <text:p text:style-name="P40">list : obtenir la liste des capteurs connectés</text:p>
        </text:list-item>
        <text:list-item>
          <text:p text:style-name="P40">send : envoyer un message sous forme de Json</text:p>
        </text:list-item>
        <text:list-item>
          <text:p text:style-name="P40">get : obtenir un message à partir de son id</text:p>
        </text:list-item>
        <text:list-item>
          <text:p text:style-name="P40">get_last : récupérer le dernier message envoyé par un capteur</text:p>
        </text:list-item>
      </text:list>
      <text:p text:style-name="P16"/>
      <text:p text:style-name="P25"/>
      <text:p text:style-name="P25"/>
      <text:list xml:id="list1437967155812" text:continue-list="list9194812180539747821" text:style-name="L1">
        <text:list-item>
          <text:p text:style-name="P34">Intégration d’un capteur simulé</text:p>
        </text:list-item>
      </text:list>
      <text:p text:style-name="P8"/>
      <text:p text:style-name="P8"/>
      <text:p text:style-name="P12">La classe SimGPS.java est un client qui simule un capteur GPS. <text:span text:style-name="T14">L</text:span>orsqu<text:span text:style-name="T16">e cette classe est instanciée,</text:span> <text:span text:style-name="T16">elle</text:span> modifie ses attributs (les coordonnées) aléatoirement toutes les secondes. <text:span text:style-name="T16">Pour cela, on importe la classe Random et à l’aide d’une graine, on génère 2 coordonnées aléatoires, puis on met le programme en pause pendant une seconde. Lors de l’envoi du message au serveur, les coordonnées sont celles du GPS simulé à un instant t.</text:span></text:p>
      <text:p text:style-name="P8"/>
      <text:p text:style-name="P8"/>
      <text:p text:style-name="P8"/>
      <text:list xml:id="list1437883180991" text:continue-numbering="true" text:style-name="L1">
        <text:list-item>
          <text:p text:style-name="P37">Intégration d’un capteur de mobile</text:p>
        </text:list-item>
      </text:list>
      <text:p text:style-name="P8"/>
      <text:p text:style-name="P8"/>
      <text:p text:style-name="P8"/>
      <text:p text:style-name="P8"/>
      <text:list xml:id="list1437184166043" text:continue-numbering="true" text:style-name="L1">
        <text:list-item>
          <text:p text:style-name="P34">Intégration d’un capteur Arduino</text:p>
        </text:list-item>
      </text:list>
      <text:p text:style-name="P8"/>
      <text:p text:style-name="P8"/>
      <text:p text:style-name="P9"><text:span text:style-name="T6">Au cours de l’année, nous avons fabriqué un capteur avec une boîte en carton, dont les parois intérieures sont recouvertes de papier aluminium, </text:span><text:span text:style-name="T7">et dans laquelle on place une bille en plomb</text:span><text:span text:style-name="T6">.</text:span></text:p>
      <text:p text:style-name="P13"/>
      <text:p text:style-name="P9"><text:span text:style-name="T7">Chacune des parois est reliée à un bouclier Arduino par des fils. On peut donc récupérer l’orientation de la boîte grâce au bouclier Arduino. </text:span><text:span text:style-name="T8">En effet, lorsque la boîte est inclinée, la bille touche 2 ou 3 parois en même temps, ce qui nous permet de connaître son orientation. </text:span><text:span text:style-name="T9">Ainsi, on attribue une direction à chaque paroi, c’est-à-dire : bottom, front, left, right, back. Par exemple, si l’on penche la boîte vers l’avant, la bille touchera bottom et front. Ainsi, le bouclier Arduino détecte une connexion électrique entre ces 2 parois et renvoie la direction front.</text:span></text:p>
      <text:p text:style-name="P41"/>
      <text:p text:style-name="P10"><text:span text:style-name="T9">O</text:span><text:span text:style-name="T6">n peut intégrer ce capteur au projet à partir du simulateur de GPS. En effet, celui-ci envoie les données qu’il a en attributs, quelles que soient leurs valeurs. Ainsi, en important </text:span><text:span text:style-name="T10">la bibliothèque gnu.io et en utilisant RXTXcomm.jar qui nous avait servi pour communiquer avec une puce RFID par USB, on peut remplacer la méthode qui génère des données </text:span><text:soft-page-break/><text:span text:style-name="T10">aléatoires par une méthode qui place les valeurs reçues par le bouclier Arduino dans les attributs de la classe.</text:span></text:p>
      <text:p text:style-name="P2"/>
      <text:p text:style-name="P2"/>
      <text:p text:style-name="P2"/>
      <text:p text:style-name="P2"/>
      <text:p text:style-name="P2">Organisation du travail</text:p>
      <text:p text:style-name="P2"/>
      <text:list xml:id="list5283938451297142004" text:style-name="L4">
        <text:list-item>
          <text:p text:style-name="P35">Diagramme de Gantt</text:p>
        </text:list-item>
      </text:list>
      <text:p text:style-name="P7"/>
      <text:p text:style-name="P7"/>
      <table:table table:name="Tableau1" table:style-name="Tableau1">
        <table:table-column table:style-name="Tableau1.A"/>
        <table:table-column table:style-name="Tableau1.B"/>
        <table:table-column table:style-name="Tableau1.C"/>
        <table:table-column table:style-name="Tableau1.B" table:number-columns-repeated="2"/>
        <table:table-column table:style-name="Tableau1.F"/>
        <table:table-column table:style-name="Tableau1.G"/>
        <table:table-row>
          <table:table-cell table:style-name="Tableau1.A1" office:value-type="string">
            <text:p text:style-name="P29">Février</text:p>
          </table:table-cell>
          <table:table-cell table:style-name="Tableau1.B1" table:number-columns-spanned="3" office:value-type="string">
            <text:p text:style-name="P29">Mars</text:p>
          </table:table-cell>
          <table:covered-table-cell/>
          <table:covered-table-cell/>
          <table:table-cell table:style-name="Tableau1.A1" table:number-columns-spanned="3" office:value-type="string">
            <text:p text:style-name="P29">Avril</text:p>
          </table:table-cell>
          <table:covered-table-cell/>
          <table:covered-table-cell/>
        </table:table-row>
        <table:table-row>
          <table:table-cell table:style-name="Tableau1.A2" table:number-columns-spanned="2" office:value-type="string">
            <text:p text:style-name="P30">Conception des spécifications</text:p>
          </table:table-cell>
          <table:covered-table-cell/>
          <table:table-cell table:style-name="Tableau1.C2" table:number-columns-spanned="5" office:value-type="string">
            <text:p text:style-name="P30">Tests et débuggages</text:p>
          </table:table-cell>
          <table:covered-table-cell/>
          <table:covered-table-cell/>
          <table:covered-table-cell/>
          <table:covered-table-cell/>
        </table:table-row>
        <table:table-row>
          <table:table-cell table:style-name="Tableau1.A3" office:value-type="string">
            <text:p text:style-name="P31"/>
          </table:table-cell>
          <table:table-cell table:style-name="Tableau1.B3" office:value-type="string">
            <text:p text:style-name="P30">Json</text:p>
          </table:table-cell>
          <table:table-cell table:style-name="Tableau1.C3" table:number-columns-spanned="2" office:value-type="string">
            <text:p text:style-name="P33">Implémentation requêtes</text:p>
          </table:table-cell>
          <table:covered-table-cell/>
          <table:table-cell table:style-name="Tableau1.E3" table:number-columns-spanned="3" office:value-type="string">
            <text:p text:style-name="P31"/>
          </table:table-cell>
          <table:covered-table-cell/>
          <table:covered-table-cell/>
        </table:table-row>
        <table:table-row>
          <table:table-cell table:style-name="Tableau1.A4" office:value-type="string">
            <text:p text:style-name="P28"/>
          </table:table-cell>
          <table:table-cell table:style-name="Tableau1.A4" table:number-columns-spanned="2" office:value-type="string">
            <text:p text:style-name="P31"/>
          </table:table-cell>
          <table:covered-table-cell/>
          <table:table-cell table:style-name="Tableau1.D4" table:number-columns-spanned="2" office:value-type="string">
            <text:p text:style-name="P30">SimGps</text:p>
          </table:table-cell>
          <table:covered-table-cell/>
          <table:table-cell table:style-name="Tableau1.F4" office:value-type="string">
            <text:p text:style-name="P32">IHM</text:p>
          </table:table-cell>
          <table:table-cell table:style-name="Tableau1.G4" office:value-type="string">
            <text:p text:style-name="P43">Capteur</text:p>
            <text:p text:style-name="P43">mobile</text:p>
          </table:table-cell>
        </table:table-row>
      </table:table>
      <text:p text:style-name="P7"/>
      <text:p text:style-name="P7"/>
      <text:p text:style-name="P7"/>
      <text:list xml:id="list1436656477452" text:continue-numbering="true" text:style-name="L4">
        <text:list-item>
          <text:p text:style-name="P35">Points durs rencontrés</text:p>
        </text:list-item>
      </text:list>
      <text:p text:style-name="P18"/>
      <text:p text:style-name="P18"/>
      <text:p text:style-name="P18">La première difficulté rencontrée a été d’apprendre à programmer en réseau, au début de l’année. En effet, le réseau était totalement nouveau et a été enseigné au premier semestre de la licence 3. Cela a donc demandé un temps d’adaptation.</text:p>
      <text:p text:style-name="P18"/>
      <text:p text:style-name="P18">Une autre difficulté a été de concevoir les spécifications relatives aux différentes requêtes envoyées par le bus et les clients. <text:span text:style-name="T1">Cela a demandé une réflexion globale du groupe et a pris plus de temps au final que leur implémentation.</text:span></text:p>
      <text:p text:style-name="P18"/>
      <text:p text:style-name="P19">Enfin, la dernière difficulté a été d’apprendre à utiliser le Json, un langage nouveau également. Cependant, cette difficulté s’est avérée rentable car elle a simplifié les choses par la suite. En effet, il est bien plus aisé de communiquer en réseau par du Json plutôt que par de simples chaînes de caractères.</text:p>
      <text:p text:style-name="P5"/>
      <text:p text:style-name="P5"/>
      <text:p text:style-name="P5"/>
      <text:p text:style-name="P2">Conclusion</text:p>
      <text:p text:style-name="P3"/>
      <text:p text:style-name="P3"/>
      <text:p text:style-name="P22">En conclusion, <text:span text:style-name="T15">conduire ce</text:span> projet <text:span text:style-name="T15">a nécessité d’apprendre beaucoup de nouvelles choses en programmation et en gestion de projet. Nous n’avons pas seulement développé, mais aussi réfléchi en groupe sur les spécifications.</text:span></text:p>
      <text:p text:style-name="P22"/>
      <text:p text:style-name="P24"><text:soft-page-break/>Ce projet, constitué d’une partie conception et d’une partie développement, a mis en avant la partie conception, qui n’était pas vraiment présente dans les projets que nous avons pu faire jusqu’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5:14:39.733363206</meta:creation-date>
    <dc:date>2017-05-05T00:14:36.437486323</dc:date>
    <meta:editing-duration>PT23M51S</meta:editing-duration>
    <meta:editing-cycles>4</meta:editing-cycles>
    <meta:generator>LibreOffice/5.1.6.2$Linux_X86_64 LibreOffice_project/10m0$Build-2</meta:generator>
    <meta:document-statistic meta:table-count="1" meta:image-count="0" meta:object-count="0" meta:page-count="5" meta:paragraph-count="53" meta:word-count="834" meta:character-count="5102" meta:non-whitespace-character-count="4339"/>
  </office:meta>
</office:document-meta>
</file>